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94f2" officeooo:paragraph-rsid="000594f2"/>
    </style:style>
    <style:style style:name="P2" style:family="paragraph" style:parent-style-name="Text_20_body">
      <style:text-properties officeooo:rsid="000a804c" officeooo:paragraph-rsid="000a804c"/>
    </style:style>
    <style:style style:name="P3" style:family="paragraph" style:parent-style-name="Text_20_body">
      <style:text-properties officeooo:rsid="002a843c" officeooo:paragraph-rsid="002a843c"/>
    </style:style>
    <style:style style:name="P4" style:family="paragraph" style:parent-style-name="Text_20_body">
      <style:text-properties officeooo:rsid="002d29cb" officeooo:paragraph-rsid="002d29cb"/>
    </style:style>
    <style:style style:name="P5" style:family="paragraph" style:parent-style-name="Text_20_body">
      <style:text-properties officeooo:rsid="004757ba" officeooo:paragraph-rsid="004757ba"/>
    </style:style>
    <style:style style:name="P6" style:family="paragraph" style:parent-style-name="Text_20_body">
      <style:text-properties officeooo:rsid="004757ba" officeooo:paragraph-rsid="0048fff1"/>
    </style:style>
    <style:style style:name="P7" style:family="paragraph" style:parent-style-name="Text_20_body">
      <style:text-properties officeooo:paragraph-rsid="0048fff1"/>
    </style:style>
    <style:style style:name="P8" style:family="paragraph" style:parent-style-name="Text_20_body">
      <style:text-properties officeooo:paragraph-rsid="004c7466"/>
    </style:style>
    <style:style style:name="P9" style:family="paragraph" style:parent-style-name="Text_20_body">
      <style:text-properties officeooo:rsid="004d6365" officeooo:paragraph-rsid="004d6365"/>
    </style:style>
    <style:style style:name="P10" style:family="paragraph" style:parent-style-name="Text_20_body">
      <style:text-properties officeooo:rsid="00578c31" officeooo:paragraph-rsid="00578c31"/>
    </style:style>
    <style:style style:name="P11" style:family="paragraph" style:parent-style-name="Text_20_body">
      <style:text-properties officeooo:paragraph-rsid="005d5020"/>
    </style:style>
    <style:style style:name="P12" style:family="paragraph" style:parent-style-name="Text_20_body">
      <style:text-properties officeooo:rsid="005fe602" officeooo:paragraph-rsid="005fe602"/>
    </style:style>
    <style:style style:name="P13" style:family="paragraph" style:parent-style-name="Text_20_body">
      <style:text-properties officeooo:rsid="00614d03" officeooo:paragraph-rsid="00614d03"/>
    </style:style>
    <style:style style:name="P14" style:family="paragraph" style:parent-style-name="Text_20_body">
      <style:text-properties officeooo:rsid="00618c5e" officeooo:paragraph-rsid="00618c5e"/>
    </style:style>
    <style:style style:name="P15" style:family="paragraph" style:parent-style-name="Text_20_body">
      <style:text-properties officeooo:paragraph-rsid="00624941"/>
    </style:style>
    <style:style style:name="P16" style:family="paragraph" style:parent-style-name="Text_20_body">
      <style:text-properties officeooo:rsid="0065e30c" officeooo:paragraph-rsid="0065e30c"/>
    </style:style>
    <style:style style:name="P17" style:family="paragraph" style:parent-style-name="Text_20_body">
      <style:text-properties officeooo:rsid="00690df9" officeooo:paragraph-rsid="00690df9"/>
    </style:style>
    <style:style style:name="P18" style:family="paragraph" style:parent-style-name="Text_20_body">
      <style:text-properties officeooo:rsid="004f4bc2" officeooo:paragraph-rsid="004f4bc2"/>
    </style:style>
    <style:style style:name="P19" style:family="paragraph" style:parent-style-name="Text_20_body">
      <style:text-properties fo:color="#000000" style:font-name="Liberation Serif" fo:font-size="12pt" officeooo:rsid="004f4bc2" officeooo:paragraph-rsid="004f4bc2" style:font-size-asian="12pt" style:font-size-complex="12pt"/>
    </style:style>
    <style:style style:name="P20" style:family="paragraph" style:parent-style-name="Heading_20_1">
      <style:text-properties officeooo:rsid="000594f2" officeooo:paragraph-rsid="000594f2"/>
    </style:style>
    <style:style style:name="P21" style:family="paragraph" style:parent-style-name="Heading_20_1">
      <style:text-properties officeooo:rsid="004d6365" officeooo:paragraph-rsid="004d6365"/>
    </style:style>
    <style:style style:name="P22" style:family="paragraph" style:parent-style-name="Heading_20_1">
      <style:text-properties officeooo:rsid="0051d7f1" officeooo:paragraph-rsid="0051d7f1"/>
    </style:style>
    <style:style style:name="P23" style:family="paragraph" style:parent-style-name="Heading_20_1">
      <style:text-properties officeooo:rsid="0059ef93" officeooo:paragraph-rsid="0059ef93"/>
    </style:style>
    <style:style style:name="P24" style:family="paragraph" style:parent-style-name="Heading_20_1">
      <style:text-properties officeooo:rsid="0063e551" officeooo:paragraph-rsid="0063e551"/>
    </style:style>
    <style:style style:name="P25" style:family="paragraph" style:parent-style-name="Text_20_body" style:list-style-name="L1">
      <style:text-properties officeooo:paragraph-rsid="002857ce"/>
    </style:style>
    <style:style style:name="P26" style:family="paragraph" style:parent-style-name="Text_20_body" style:list-style-name="L1">
      <style:text-properties officeooo:rsid="000cb93c" officeooo:paragraph-rsid="000e2317"/>
    </style:style>
    <style:style style:name="P27" style:family="paragraph" style:parent-style-name="Text_20_body" style:list-style-name="L1">
      <style:text-properties officeooo:rsid="00109388" officeooo:paragraph-rsid="00109388"/>
    </style:style>
    <style:style style:name="P28" style:family="paragraph" style:parent-style-name="Text_20_body" style:list-style-name="L1">
      <style:text-properties officeooo:rsid="000c0468" officeooo:paragraph-rsid="000c0468"/>
    </style:style>
    <style:style style:name="P29" style:family="paragraph" style:parent-style-name="Text_20_body" style:list-style-name="L1">
      <style:text-properties officeooo:rsid="00123919" officeooo:paragraph-rsid="00123919"/>
    </style:style>
    <style:style style:name="P30" style:family="paragraph" style:parent-style-name="Text_20_body" style:list-style-name="L1">
      <style:text-properties officeooo:rsid="0013cff0" officeooo:paragraph-rsid="0013cff0"/>
    </style:style>
    <style:style style:name="P31" style:family="paragraph" style:parent-style-name="Text_20_body" style:list-style-name="L1">
      <style:text-properties officeooo:rsid="00140eee" officeooo:paragraph-rsid="00140eee"/>
    </style:style>
    <style:style style:name="P32" style:family="paragraph" style:parent-style-name="Text_20_body" style:list-style-name="L1">
      <style:text-properties officeooo:rsid="0015e544" officeooo:paragraph-rsid="0015e544"/>
    </style:style>
    <style:style style:name="P33" style:family="paragraph" style:parent-style-name="Text_20_body" style:list-style-name="L1">
      <style:text-properties officeooo:rsid="001624cf" officeooo:paragraph-rsid="0016a93f"/>
    </style:style>
    <style:style style:name="P34" style:family="paragraph" style:parent-style-name="Text_20_body" style:list-style-name="L1">
      <style:text-properties officeooo:rsid="0016a93f" officeooo:paragraph-rsid="0016a93f"/>
    </style:style>
    <style:style style:name="P35" style:family="paragraph" style:parent-style-name="Text_20_body" style:list-style-name="L1">
      <style:text-properties officeooo:rsid="00178496" officeooo:paragraph-rsid="00178496"/>
    </style:style>
    <style:style style:name="P36" style:family="paragraph" style:parent-style-name="Text_20_body" style:list-style-name="L1">
      <style:text-properties officeooo:rsid="00184405" officeooo:paragraph-rsid="00184405"/>
    </style:style>
    <style:style style:name="P37" style:family="paragraph" style:parent-style-name="Text_20_body" style:list-style-name="L1">
      <style:text-properties officeooo:rsid="001b1884" officeooo:paragraph-rsid="001b1884"/>
    </style:style>
    <style:style style:name="P38" style:family="paragraph" style:parent-style-name="Text_20_body" style:list-style-name="L1">
      <style:text-properties officeooo:rsid="001c832f" officeooo:paragraph-rsid="001c832f"/>
    </style:style>
    <style:style style:name="P39" style:family="paragraph" style:parent-style-name="Text_20_body" style:list-style-name="L1">
      <style:text-properties officeooo:rsid="001f14a2" officeooo:paragraph-rsid="001f14a2"/>
    </style:style>
    <style:style style:name="P40" style:family="paragraph" style:parent-style-name="Text_20_body" style:list-style-name="L1">
      <style:text-properties officeooo:rsid="002004b7" officeooo:paragraph-rsid="002004b7"/>
    </style:style>
    <style:style style:name="P41" style:family="paragraph" style:parent-style-name="Text_20_body" style:list-style-name="L1">
      <style:text-properties officeooo:rsid="00224703" officeooo:paragraph-rsid="00224703"/>
    </style:style>
    <style:style style:name="P42" style:family="paragraph" style:parent-style-name="Text_20_body" style:list-style-name="L1">
      <style:text-properties officeooo:rsid="0022ee5d" officeooo:paragraph-rsid="0022ee5d"/>
    </style:style>
    <style:style style:name="P43" style:family="paragraph" style:parent-style-name="Text_20_body" style:list-style-name="L1">
      <style:text-properties officeooo:rsid="002322e6" officeooo:paragraph-rsid="002322e6"/>
    </style:style>
    <style:style style:name="P44" style:family="paragraph" style:parent-style-name="Text_20_body" style:list-style-name="L1">
      <style:text-properties officeooo:rsid="0024b237" officeooo:paragraph-rsid="0024b237"/>
    </style:style>
    <style:style style:name="P45" style:family="paragraph" style:parent-style-name="Text_20_body" style:list-style-name="L1">
      <style:text-properties officeooo:rsid="0029168b" officeooo:paragraph-rsid="0029168b"/>
    </style:style>
    <style:style style:name="P46" style:family="paragraph" style:parent-style-name="Text_20_body" style:list-style-name="L1">
      <style:text-properties officeooo:rsid="002a843c" officeooo:paragraph-rsid="002a843c"/>
    </style:style>
    <style:style style:name="P47" style:family="paragraph" style:parent-style-name="Text_20_body" style:list-style-name="L2">
      <style:text-properties officeooo:rsid="002a843c" officeooo:paragraph-rsid="002a843c"/>
    </style:style>
    <style:style style:name="P48" style:family="paragraph" style:parent-style-name="Text_20_body" style:list-style-name="L2">
      <style:text-properties officeooo:rsid="002c44de" officeooo:paragraph-rsid="002c44de"/>
    </style:style>
    <style:style style:name="P49" style:family="paragraph" style:parent-style-name="Text_20_body" style:list-style-name="L3">
      <style:text-properties officeooo:rsid="002d29cb" officeooo:paragraph-rsid="002d29cb"/>
    </style:style>
    <style:style style:name="P50" style:family="paragraph" style:parent-style-name="Text_20_body" style:list-style-name="L3">
      <style:text-properties officeooo:rsid="002ee682" officeooo:paragraph-rsid="002ee682"/>
    </style:style>
    <style:style style:name="P51" style:family="paragraph" style:parent-style-name="Text_20_body" style:list-style-name="L3">
      <style:text-properties officeooo:rsid="002f42f3" officeooo:paragraph-rsid="002f42f3"/>
    </style:style>
    <style:style style:name="P52" style:family="paragraph" style:parent-style-name="Text_20_body" style:list-style-name="L3">
      <style:text-properties officeooo:rsid="002f48f6" officeooo:paragraph-rsid="002f48f6"/>
    </style:style>
    <style:style style:name="P53" style:family="paragraph" style:parent-style-name="Text_20_body" style:list-style-name="L3">
      <style:text-properties officeooo:rsid="0030e68e" officeooo:paragraph-rsid="0030e68e"/>
    </style:style>
    <style:style style:name="P54" style:family="paragraph" style:parent-style-name="Text_20_body" style:list-style-name="L3">
      <style:text-properties officeooo:rsid="003436f5" officeooo:paragraph-rsid="003436f5"/>
    </style:style>
    <style:style style:name="P55" style:family="paragraph" style:parent-style-name="Text_20_body" style:list-style-name="L3">
      <style:text-properties officeooo:rsid="00362cf4" officeooo:paragraph-rsid="00362cf4"/>
    </style:style>
    <style:style style:name="P56" style:family="paragraph" style:parent-style-name="Text_20_body" style:list-style-name="L3">
      <style:text-properties officeooo:rsid="0037373c" officeooo:paragraph-rsid="0037373c"/>
    </style:style>
    <style:style style:name="P57" style:family="paragraph" style:parent-style-name="Text_20_body" style:list-style-name="L3">
      <style:text-properties officeooo:rsid="0037af72" officeooo:paragraph-rsid="0037af72"/>
    </style:style>
    <style:style style:name="P58" style:family="paragraph" style:parent-style-name="Text_20_body" style:list-style-name="L3">
      <style:text-properties officeooo:rsid="00393158" officeooo:paragraph-rsid="00393158"/>
    </style:style>
    <style:style style:name="P59" style:family="paragraph" style:parent-style-name="Text_20_body" style:list-style-name="L3">
      <style:text-properties officeooo:rsid="003b1dcf" officeooo:paragraph-rsid="003b1dcf"/>
    </style:style>
    <style:style style:name="P60" style:family="paragraph" style:parent-style-name="Text_20_body" style:list-style-name="L3">
      <style:text-properties officeooo:rsid="003c1b1a" officeooo:paragraph-rsid="003c1b1a"/>
    </style:style>
    <style:style style:name="P61" style:family="paragraph" style:parent-style-name="Text_20_body" style:list-style-name="L3">
      <style:text-properties officeooo:rsid="003cdaa4" officeooo:paragraph-rsid="003cdaa4"/>
    </style:style>
    <style:style style:name="P62" style:family="paragraph" style:parent-style-name="Text_20_body" style:list-style-name="L3">
      <style:text-properties officeooo:rsid="003e8054" officeooo:paragraph-rsid="003e8054"/>
    </style:style>
    <style:style style:name="P63" style:family="paragraph" style:parent-style-name="Text_20_body" style:list-style-name="L3">
      <style:text-properties officeooo:rsid="003fd1af" officeooo:paragraph-rsid="003fd1af"/>
    </style:style>
    <style:style style:name="P64" style:family="paragraph" style:parent-style-name="Text_20_body" style:list-style-name="L3">
      <style:text-properties officeooo:rsid="00414c1c" officeooo:paragraph-rsid="00414c1c"/>
    </style:style>
    <style:style style:name="P65" style:family="paragraph" style:parent-style-name="Text_20_body" style:list-style-name="L3">
      <style:text-properties officeooo:rsid="0042f5a6" officeooo:paragraph-rsid="0042f5a6"/>
    </style:style>
    <style:style style:name="P66" style:family="paragraph" style:parent-style-name="Text_20_body" style:list-style-name="L3">
      <style:text-properties officeooo:rsid="00458d67" officeooo:paragraph-rsid="00458d67"/>
    </style:style>
    <style:style style:name="P67" style:family="paragraph" style:parent-style-name="Text_20_body" style:list-style-name="L3">
      <style:text-properties officeooo:rsid="0045a19a" officeooo:paragraph-rsid="0045a19a"/>
    </style:style>
    <style:style style:name="P68" style:family="paragraph" style:parent-style-name="Text_20_body" style:list-style-name="L4">
      <style:text-properties officeooo:paragraph-rsid="00549c65"/>
    </style:style>
    <style:style style:name="P69" style:family="paragraph" style:parent-style-name="Text_20_body" style:list-style-name="L4">
      <style:text-properties officeooo:rsid="0051d7f1" officeooo:paragraph-rsid="0051d7f1"/>
    </style:style>
    <style:style style:name="P70" style:family="paragraph" style:parent-style-name="Text_20_body" style:list-style-name="L4">
      <style:text-properties officeooo:rsid="0052f407" officeooo:paragraph-rsid="0052f407"/>
    </style:style>
    <style:style style:name="P71" style:family="paragraph" style:parent-style-name="Text_20_body" style:list-style-name="L4">
      <style:text-properties officeooo:rsid="0053ef8e" officeooo:paragraph-rsid="0053ef8e"/>
    </style:style>
    <style:style style:name="P72" style:family="paragraph" style:parent-style-name="Text_20_body" style:list-style-name="L4">
      <style:text-properties officeooo:rsid="00549c65" officeooo:paragraph-rsid="00549c65"/>
    </style:style>
    <style:style style:name="P73" style:family="paragraph" style:parent-style-name="Text_20_body" style:list-style-name="L4">
      <style:text-properties officeooo:rsid="005657bb" officeooo:paragraph-rsid="005657bb"/>
    </style:style>
    <style:style style:name="T1" style:family="text">
      <style:text-properties officeooo:rsid="00081c5e"/>
    </style:style>
    <style:style style:name="T2" style:family="text">
      <style:text-properties officeooo:rsid="000cfcbb"/>
    </style:style>
    <style:style style:name="T3" style:family="text">
      <style:text-properties officeooo:rsid="00123919"/>
    </style:style>
    <style:style style:name="T4" style:family="text">
      <style:text-properties officeooo:rsid="0013cff0"/>
    </style:style>
    <style:style style:name="T5" style:family="text">
      <style:text-properties officeooo:rsid="00140eee"/>
    </style:style>
    <style:style style:name="T6" style:family="text">
      <style:text-properties officeooo:rsid="0015e544"/>
    </style:style>
    <style:style style:name="T7" style:family="text">
      <style:text-properties officeooo:rsid="00178496"/>
    </style:style>
    <style:style style:name="T8" style:family="text">
      <style:text-properties officeooo:rsid="00196fd8"/>
    </style:style>
    <style:style style:name="T9" style:family="text">
      <style:text-properties officeooo:rsid="001c832f"/>
    </style:style>
    <style:style style:name="T10" style:family="text">
      <style:text-properties officeooo:rsid="001f14a2"/>
    </style:style>
    <style:style style:name="T11" style:family="text">
      <style:text-properties officeooo:rsid="002153e3"/>
    </style:style>
    <style:style style:name="T12" style:family="text">
      <style:text-properties officeooo:rsid="00220568"/>
    </style:style>
    <style:style style:name="T13" style:family="text">
      <style:text-properties officeooo:rsid="00224703"/>
    </style:style>
    <style:style style:name="T14" style:family="text">
      <style:text-properties officeooo:rsid="0022ee5d"/>
    </style:style>
    <style:style style:name="T15" style:family="text">
      <style:text-properties officeooo:rsid="002322e6"/>
    </style:style>
    <style:style style:name="T16" style:family="text">
      <style:text-properties officeooo:rsid="00262080"/>
    </style:style>
    <style:style style:name="T17" style:family="text">
      <style:text-properties officeooo:rsid="002857ce"/>
    </style:style>
    <style:style style:name="T18" style:family="text">
      <style:text-properties officeooo:rsid="002d29cb"/>
    </style:style>
    <style:style style:name="T19" style:family="text">
      <style:text-properties officeooo:rsid="002f42f3"/>
    </style:style>
    <style:style style:name="T20" style:family="text">
      <style:text-properties officeooo:rsid="002f48f6"/>
    </style:style>
    <style:style style:name="T21" style:family="text">
      <style:text-properties officeooo:rsid="0032d813"/>
    </style:style>
    <style:style style:name="T22" style:family="text">
      <style:text-properties officeooo:rsid="0037373c"/>
    </style:style>
    <style:style style:name="T23" style:family="text">
      <style:text-properties officeooo:rsid="003db2c8"/>
    </style:style>
    <style:style style:name="T24" style:family="text">
      <style:text-properties officeooo:rsid="003e2c51"/>
    </style:style>
    <style:style style:name="T25" style:family="text">
      <style:text-properties officeooo:rsid="004757ba"/>
    </style:style>
    <style:style style:name="T26" style:family="text">
      <style:text-properties officeooo:rsid="0048fff1"/>
    </style:style>
    <style:style style:name="T27" style:family="text">
      <style:text-properties officeooo:rsid="004a3c64"/>
    </style:style>
    <style:style style:name="T28" style:family="text">
      <style:text-properties officeooo:rsid="004c7466"/>
    </style:style>
    <style:style style:name="T29" style:family="text">
      <style:text-properties officeooo:rsid="00549c65"/>
    </style:style>
    <style:style style:name="T30" style:family="text">
      <style:text-properties officeooo:rsid="005657bb"/>
    </style:style>
    <style:style style:name="T31" style:family="text">
      <style:text-properties officeooo:rsid="00589e11"/>
    </style:style>
    <style:style style:name="T32" style:family="text">
      <style:text-properties officeooo:rsid="00594cc7"/>
    </style:style>
    <style:style style:name="T33" style:family="text">
      <style:text-properties officeooo:rsid="005d5020"/>
    </style:style>
    <style:style style:name="T34" style:family="text">
      <style:text-properties officeooo:rsid="005e43a7"/>
    </style:style>
    <style:style style:name="T35" style:family="text">
      <style:text-properties officeooo:rsid="005e7edc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fo:letter-spacing="normal"/>
    </style:style>
    <style:style style:name="T38" style:family="text">
      <style:text-properties fo:font-variant="normal" fo:text-transform="none" fo:letter-spacing="normal" fo:font-style="normal" fo:font-weight="normal"/>
    </style:style>
    <style:style style:name="T39" style:family="text">
      <style:text-properties fo:font-variant="normal" fo:text-transform="none" fo:letter-spacing="normal" fo:font-style="normal" fo:font-weight="normal" loext:padding="0in" loext:border="none"/>
    </style:style>
    <style:style style:name="T40" style:family="text">
      <style:text-properties fo:font-variant="normal" fo:text-transform="none" fo:letter-spacing="normal" fo:font-style="normal" fo:font-weight="normal" officeooo:rsid="006bfab2" loext:padding="0in" loext:border="none"/>
    </style:style>
    <style:style style:name="T41" style:family="text">
      <style:text-properties officeooo:rsid="00624941"/>
    </style:style>
    <style:style style:name="T42" style:family="text">
      <style:text-properties officeooo:rsid="006c0b78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Exercice 1</text:h>
      <text:p text:style-name="P1">1/ quand on évalue 33 (“33;;” dans l’interpréteur), l’interpréteur nous affiche “- : int = 33”. On ne peut pas utiliser les touches directionnelles.</text:p>
      <text:p text:style-name="P1">2/ <text:span text:style-name="T1">Les informations données sont exactement les mêmes, mis à part le fait qu’on puisse utiliser les touches directionnelles pour donner l’évaluation précédente.</text:span></text:p>
      <text:p text:style-name="P2">3</text:p>
      <text:list xml:id="list3877018509" text:style-name="L1">
        <text:list-item>
          <text:p text:style-name="P26">“<text:span text:style-name="T2">2;;</text:span>”</text:p>
          <text:list>
            <text:list-item>
              <text:p text:style-name="P26">moi : int</text:p>
            </text:list-item>
            <text:list-item>
              <text:p text:style-name="P26">toplevel : int</text:p>
            </text:list-item>
            <text:list-item>
              <text:p text:style-name="P27">no comment</text:p>
            </text:list-item>
          </text:list>
        </text:list-item>
        <text:list-item>
          <text:p text:style-name="P28">“<text:span text:style-name="T3">2.0;;</text:span>”</text:p>
          <text:list>
            <text:list-item>
              <text:p text:style-name="P29">moi : float</text:p>
            </text:list-item>
            <text:list-item>
              <text:p text:style-name="P29">toplevel : float</text:p>
            </text:list-item>
            <text:list-item>
              <text:p text:style-name="P29">no comment</text:p>
            </text:list-item>
          </text:list>
        </text:list-item>
        <text:list-item>
          <text:p text:style-name="P29">“2,0;;”</text:p>
          <text:list>
            <text:list-item>
              <text:p text:style-name="P29">moi : float</text:p>
            </text:list-item>
            <text:list-item>
              <text:p text:style-name="P29">toplevel : int * int</text:p>
            </text:list-item>
            <text:list-item>
              <text:p text:style-name="P29">la virgule signifie un couple de valeur</text:p>
            </text:list-item>
          </text:list>
        </text:list-item>
        <text:list-item>
          <text:p text:style-name="P29">“2;0;;”</text:p>
          <text:list>
            <text:list-item>
              <text:p text:style-name="P29">moi : int, int</text:p>
            </text:list-item>
            <text:list-item>
              <text:p text:style-name="P30">toplevel : <text:span text:style-name="T5">int et </text:span>“this expression should have type unit”</text:p>
            </text:list-item>
            <text:list-item>
              <text:p text:style-name="P30">; est utiliser généralement pour finir les fonctions, il s’attend à <text:span text:style-name="T5">ce que le ‘2’ ait le bon type.</text:span></text:p>
            </text:list-item>
          </text:list>
        </text:list-item>
        <text:list-item>
          <text:p text:style-name="P30">“<text:span text:style-name="T5">(2,0);;</text:span>”</text:p>
          <text:list>
            <text:list-item>
              <text:p text:style-name="P31">moi : int * int</text:p>
            </text:list-item>
            <text:list-item>
              <text:p text:style-name="P31">toplevel : int * int</text:p>
            </text:list-item>
            <text:list-item>
              <text:p text:style-name="P31">équivalent à 2,0</text:p>
            </text:list-item>
          </text:list>
        </text:list-item>
        <text:list-item>
          <text:p text:style-name="P31">“<text:span text:style-name="T6">(2;0);;</text:span>”</text:p>
          <text:list>
            <text:list-item>
              <text:p text:style-name="P32">moi : int et “this expression should have type unit”</text:p>
            </text:list-item>
            <text:list-item>
              <text:p text:style-name="P33">toplevel : <text:span text:style-name="T6">int et “this expression should have type unit”</text:span></text:p>
            </text:list-item>
            <text:list-item>
              <text:p text:style-name="P34">équivalent à 2;0</text:p>
            </text:list-item>
          </text:list>
        </text:list-item>
        <text:list-item>
          <text:p text:style-name="P34">“<text:span text:style-name="T7">a;;</text:span>”</text:p>
          <text:list>
            <text:list-item>
              <text:p text:style-name="P35"><text:soft-page-break/>moi : “this element has not been declared”</text:p>
            </text:list-item>
            <text:list-item>
              <text:p text:style-name="P36">toplevel : “<text:span text:style-name="T8">unbound value</text:span>”</text:p>
            </text:list-item>
            <text:list-item>
              <text:p text:style-name="P37">cet alias n’a pas été créer</text:p>
            </text:list-item>
          </text:list>
        </text:list-item>
        <text:list-item>
          <text:p text:style-name="P37">“’<text:span text:style-name="T9">a’;;</text:span>”</text:p>
          <text:list>
            <text:list-item>
              <text:p text:style-name="P38">moi : char</text:p>
            </text:list-item>
            <text:list-item>
              <text:p text:style-name="P38">toplevel : char</text:p>
            </text:list-item>
            <text:list-item>
              <text:p text:style-name="P38">no comment</text:p>
            </text:list-item>
          </text:list>
        </text:list-item>
        <text:list-item>
          <text:p text:style-name="P38">“”a”;;”</text:p>
          <text:list>
            <text:list-item>
              <text:p text:style-name="P38">moi : string</text:p>
            </text:list-item>
            <text:list-item>
              <text:p text:style-name="P38">toplevel : string</text:p>
            </text:list-item>
            <text:list-item>
              <text:p text:style-name="P38">no comment</text:p>
            </text:list-item>
          </text:list>
        </text:list-item>
        <text:list-item>
          <text:p text:style-name="P38">“true;;”</text:p>
          <text:list>
            <text:list-item>
              <text:p text:style-name="P38">moi : bool</text:p>
            </text:list-item>
            <text:list-item>
              <text:p text:style-name="P38">toplevel : bool</text:p>
            </text:list-item>
            <text:list-item>
              <text:p text:style-name="P38">no comment</text:p>
            </text:list-item>
          </text:list>
        </text:list-item>
        <text:list-item>
          <text:p text:style-name="P38">“();;”</text:p>
          <text:list>
            <text:list-item>
              <text:p text:style-name="P38">moi : void</text:p>
            </text:list-item>
            <text:list-item>
              <text:p text:style-name="P38">toplevel : unit</text:p>
            </text:list-item>
            <text:list-item>
              <text:p text:style-name="P38">l’élément est présent dans le langage mais ne possède pas de type (void)</text:p>
            </text:list-item>
          </text:list>
        </text:list-item>
        <text:list-item>
          <text:p text:style-name="P38">“<text:span text:style-name="T10">[];;</text:span>”</text:p>
          <text:list>
            <text:list-item>
              <text:p text:style-name="P39">moi : array</text:p>
            </text:list-item>
            <text:list-item>
              <text:p text:style-name="P39">toplevel : ‘a list</text:p>
            </text:list-item>
            <text:list-item>
              <text:p text:style-name="P40">ces crochet<text:span text:style-name="T11">s</text:span> corresponde<text:span text:style-name="T12">nt à une liste </text:span><text:span text:style-name="T13">vide</text:span></text:p>
            </text:list-item>
          </text:list>
        </text:list-item>
        <text:list-item>
          <text:p text:style-name="P40">“<text:span text:style-name="T13">[</text:span><text:span text:style-name="T15">1</text:span><text:span text:style-name="T13">];;</text:span>”</text:p>
          <text:list>
            <text:list-item>
              <text:p text:style-name="P41">moi : une liste possédant la valeur 1</text:p>
            </text:list-item>
            <text:list-item>
              <text:p text:style-name="P41">toplevel : int list <text:span text:style-name="T14">= [1]</text:span></text:p>
            </text:list-item>
            <text:list-item>
              <text:p text:style-name="P42">les crochets + des éléments dans les crochets → liste non vide</text:p>
            </text:list-item>
          </text:list>
        </text:list-item>
        <text:list-item>
          <text:p text:style-name="P42">“<text:span text:style-name="T15">[1, true];;”</text:span></text:p>
          <text:list>
            <text:list-item>
              <text:p text:style-name="P43">moi : erreur</text:p>
            </text:list-item>
            <text:list-item>
              <text:p text:style-name="P43">toplevel : (int * bool) list</text:p>
            </text:list-item>
            <text:list-item>
              <text:p text:style-name="P44">Créer une liste de couple d’int et de bool (à cause la virgule)</text:p>
            </text:list-item>
          </text:list>
        </text:list-item>
        <text:list-item>
          <text:p text:style-name="P44">“<text:span text:style-name="T16">[1; true];;</text:span>”</text:p>
          <text:list>
            <text:list-item>
              <text:p text:style-name="P25"><text:soft-page-break/><text:span text:style-name="T17">moi : bool</text:span><text:span text:style-name="T5"> et </text:span><text:span text:style-name="T4">“this expression should have type unit”</text:span></text:p>
            </text:list-item>
            <text:list-item>
              <text:p text:style-name="P45">toplevel : This expression has type bool but an expression was expected of type int</text:p>
            </text:list-item>
            <text:list-item>
              <text:p text:style-name="P46">le ; est un délimiteur des éléments dans la liste, or une liste ne peut contenir que un seul type d’élément</text:p>
            </text:list-item>
          </text:list>
        </text:list-item>
      </text:list>
      <text:p text:style-name="P3">4/</text:p>
      <text:list xml:id="list725997397" text:style-name="L2">
        <text:list-item>
          <text:p text:style-name="P47">1, 1.0</text:p>
        </text:list-item>
        <text:list-item>
          <text:p text:style-name="P47">impossible</text:p>
        </text:list-item>
        <text:list-item>
          <text:p text:style-name="P47">[“”]</text:p>
        </text:list-item>
        <text:list-item>
          <text:p text:style-name="P47">[true], “”</text:p>
        </text:list-item>
        <text:list-item>
          <text:p text:style-name="P47">impossible (‘a list * int seulement)</text:p>
        </text:list-item>
        <text:list-item>
          <text:p text:style-name="P48">[[1]]</text:p>
        </text:list-item>
      </text:list>
      <text:p text:style-name="P4">5/</text:p>
      <text:list xml:id="list2388168152" text:style-name="L3">
        <text:list-item>
          <text:p text:style-name="P49">1+2</text:p>
          <text:list>
            <text:list-item>
              <text:p text:style-name="P49">moi : 3</text:p>
            </text:list-item>
            <text:list-item>
              <text:p text:style-name="P49">toplevel : 3</text:p>
            </text:list-item>
            <text:list-item>
              <text:p text:style-name="P49">no comment</text:p>
            </text:list-item>
          </text:list>
        </text:list-item>
        <text:list-item>
          <text:p text:style-name="P49">1.1 + 2.2</text:p>
          <text:list>
            <text:list-item>
              <text:p text:style-name="P49">moi : 3.3</text:p>
            </text:list-item>
            <text:list-item>
              <text:p text:style-name="P49">toplevel : This expression has type float but an expression was expected of type <text:span text:style-name="T19">int</text:span></text:p>
            </text:list-item>
            <text:list-item>
              <text:p text:style-name="P50">la somme de 2 flottants se fait grâce à +.</text:p>
            </text:list-item>
          </text:list>
        </text:list-item>
        <text:list-item>
          <text:p text:style-name="P51">1.1 + 2</text:p>
          <text:list>
            <text:list-item>
              <text:p text:style-name="P51">moi : <text:span text:style-name="T18">This expression has type float but an expression was expected of type </text:span>int</text:p>
            </text:list-item>
            <text:list-item>
              <text:p text:style-name="P52">toplevel : <text:span text:style-name="T18">This expression has type float but an expression was expected of type </text:span>int</text:p>
            </text:list-item>
            <text:list-item>
              <text:p text:style-name="P53">on ne peut pas faire la somme d’un flottant avec un <text:span text:style-name="T21">entier</text:span></text:p>
            </text:list-item>
          </text:list>
        </text:list-item>
        <text:list-item>
          <text:p text:style-name="P54">2 / 3</text:p>
          <text:list>
            <text:list-item>
              <text:p text:style-name="P55">moi : 0</text:p>
            </text:list-item>
            <text:list-item>
              <text:p text:style-name="P55">toplevel : <text:span text:style-name="T22">0</text:span></text:p>
            </text:list-item>
            <text:list-item>
              <text:p text:style-name="P56">no comment</text:p>
            </text:list-item>
          </text:list>
        </text:list-item>
        <text:list-item>
          <text:p text:style-name="P57">7 mod 2</text:p>
          <text:list>
            <text:list-item>
              <text:p text:style-name="P57">moi : 1</text:p>
            </text:list-item>
            <text:list-item>
              <text:p text:style-name="P57">toplevel : 1</text:p>
            </text:list-item>
            <text:list-item>
              <text:p text:style-name="P57">no comment</text:p>
            </text:list-item>
          </text:list>
        </text:list-item>
        <text:list-item>
          <text:p text:style-name="P57"><text:soft-page-break/>7. mod 3.</text:p>
          <text:list>
            <text:list-item>
              <text:p text:style-name="P57">moi : 1.</text:p>
            </text:list-item>
            <text:list-item>
              <text:p text:style-name="P57">toplevel : <text:span text:style-name="T18">This expression has type float but an expression was expected of type </text:span><text:span text:style-name="T20">int</text:span></text:p>
            </text:list-item>
            <text:list-item>
              <text:p text:style-name="P58">On ne peut pas faire le modulo de 2 nombres flottants</text:p>
            </text:list-item>
          </text:list>
        </text:list-item>
        <text:list-item>
          <text:p text:style-name="P59">int_of_float(2. ** 3.)</text:p>
          <text:list>
            <text:list-item>
              <text:p text:style-name="P60">moi : transforme le flottant <text:span text:style-name="T23">2^3 en int </text:span></text:p>
            </text:list-item>
            <text:list-item>
              <text:p text:style-name="P61">toplevel : <text:span text:style-name="T24">8</text:span></text:p>
            </text:list-item>
            <text:list-item>
              <text:p text:style-name="P62">no comment</text:p>
            </text:list-item>
          </text:list>
        </text:list-item>
        <text:list-item>
          <text:p text:style-name="P63">2 = 3</text:p>
          <text:list>
            <text:list-item>
              <text:p text:style-name="P63">moi : false</text:p>
            </text:list-item>
            <text:list-item>
              <text:p text:style-name="P63">toplevel : false</text:p>
            </text:list-item>
            <text:list-item>
              <text:p text:style-name="P63">no comment</text:p>
            </text:list-item>
          </text:list>
        </text:list-item>
        <text:list-item>
          <text:p text:style-name="P63">‘a’ = ‘b’</text:p>
          <text:list>
            <text:list-item>
              <text:p text:style-name="P63">moi : false</text:p>
            </text:list-item>
            <text:list-item>
              <text:p text:style-name="P63">toplevel : false</text:p>
            </text:list-item>
            <text:list-item>
              <text:p text:style-name="P63">no comment</text:p>
            </text:list-item>
          </text:list>
        </text:list-item>
        <text:list-item>
          <text:p text:style-name="P63">“a” = ‘a’</text:p>
          <text:list>
            <text:list-item>
              <text:p text:style-name="P63">moi : erreur de type</text:p>
            </text:list-item>
            <text:list-item>
              <text:p text:style-name="P63">toplevel : This expression has type char but an expression was expected of type string</text:p>
            </text:list-item>
            <text:list-item>
              <text:p text:style-name="P64">on compare 2 types différents</text:p>
            </text:list-item>
          </text:list>
        </text:list-item>
        <text:list-item>
          <text:p text:style-name="P65">not 1 = 0</text:p>
          <text:list>
            <text:list-item>
              <text:p text:style-name="P65">moi : true</text:p>
            </text:list-item>
            <text:list-item>
              <text:p text:style-name="P65">toplevel : <text:s/>This expression has type int but an expression was expected of type bool</text:p>
            </text:list-item>
            <text:list-item>
              <text:p text:style-name="P65">l’interpréteur execute d’abord not 1, not s’applique seulement sur le type bool</text:p>
            </text:list-item>
          </text:list>
        </text:list-item>
        <text:list-item>
          <text:p text:style-name="P66">not (1=0)</text:p>
          <text:list>
            <text:list-item>
              <text:p text:style-name="P66">moi : true</text:p>
            </text:list-item>
            <text:list-item>
              <text:p text:style-name="P66">toplevel : true</text:p>
            </text:list-item>
            <text:list-item>
              <text:p text:style-name="P67">no comment</text:p>
            </text:list-item>
          </text:list>
        </text:list-item>
      </text:list>
      <text:p text:style-name="P5">6/ </text:p>
      <text:p text:style-name="P5">(print_string(“true”); true;)&amp;&amp;(print_string(“false”); false;);; → truefalse</text:p>
      <text:p text:style-name="P7"><text:span text:style-name="T25">(print_string(“</text:span><text:span text:style-name="T26">false</text:span><text:span text:style-name="T25">”); </text:span><text:span text:style-name="T26">false</text:span><text:span text:style-name="T25">;)&amp;&amp;(print_string(“</text:span><text:span text:style-name="T26">true</text:span><text:span text:style-name="T25">”); </text:span><text:span text:style-name="T26">true</text:span><text:span text:style-name="T25">;);; → </text:span><text:span text:style-name="T26">false</text:span></text:p>
      <text:p text:style-name="P6">(print_string(“true”); true;)<text:span text:style-name="T27">||</text:span>(print_string(“false”); false;);; → true</text:p>
      <text:p text:style-name="P8"><text:soft-page-break/><text:span text:style-name="T25">(print_string(“</text:span><text:span text:style-name="T28">false</text:span><text:span text:style-name="T25">”); </text:span><text:span text:style-name="T28">false</text:span><text:span text:style-name="T25">;)</text:span><text:span text:style-name="T27">||</text:span><text:span text:style-name="T25">(print_string(“</text:span><text:span text:style-name="T28">true</text:span><text:span text:style-name="T25">”); </text:span><text:span text:style-name="T28">true</text:span><text:span text:style-name="T25">;);; → </text:span><text:span text:style-name="T28">falsetrue</text:span></text:p>
      <text:h text:style-name="P21" text:outline-level="1">Exercice 2</text:h>
      <text:p text:style-name="P9">1/ let pi = acos(-1.) and r = 2. in pi *. r**2.;;</text:p>
      <text:p text:style-name="P18">2/ let pi = acos(-1.) and r = 2. in let p = 2. *. pi *. r and d = r *. 2. and h = 10. in let a = 2. *. d +. p *. h and v = d *. h in (p, a, v);;</text:p>
      <text:p text:style-name="P19"><text:span text:style-name="T40">Correction : </text:span><text:span text:style-name="T39">let</text:span><text:span text:style-name="T37"> </text:span><text:span text:style-name="T38">pi = acos (-</text:span><text:span text:style-name="T39">1.</text:span><text:span text:style-name="T38">) </text:span><text:span text:style-name="T39">in</text:span><text:span text:style-name="T37"> </text:span><text:span text:style-name="T39">let</text:span><text:span text:style-name="T37"> </text:span><text:span text:style-name="T38">h = </text:span><text:span text:style-name="T39">5.</text:span><text:span text:style-name="T37"> </text:span><text:span text:style-name="T39">and</text:span><text:span text:style-name="T37"> </text:span><text:span text:style-name="T38">r = </text:span><text:span text:style-name="T39">2.</text:span><text:span text:style-name="T37"> </text:span><text:span text:style-name="T39">in</text:span><text:span text:style-name="T37"> </text:span><text:span text:style-name="T39">let</text:span><text:span text:style-name="T37"> </text:span><text:span text:style-name="T38">d = pi *. r *. r </text:span><text:span text:style-name="T39">and</text:span><text:span text:style-name="T37"> </text:span><text:span text:style-name="T38">p = </text:span><text:span text:style-name="T39">2.</text:span><text:span text:style-name="T37"> </text:span><text:span text:style-name="T38">*. pi *.r </text:span><text:span text:style-name="T39">in</text:span><text:span text:style-name="T37"> </text:span><text:span text:style-name="T38">p, </text:span><text:span text:style-name="T39">2.</text:span><text:span text:style-name="T37"> </text:span><text:span text:style-name="T38">*. d +. p *. h, d *. h;; </text:span></text:p>
      <text:h text:style-name="P22" text:outline-level="1">Exercice 3</text:h>
      <text:p text:style-name="P10">1/</text:p>
      <text:list xml:id="list2993185332" text:style-name="L4">
        <text:list-item>
          <text:p text:style-name="P69">non, car a est liaison locale</text:p>
        </text:list-item>
        <text:list-item>
          <text:p text:style-name="P69">oui, car recréer la liaison b (son type peut donc changer)</text:p>
        </text:list-item>
        <text:list-item>
          <text:p text:style-name="P70">oui, car c’est équivalent à écrire c + c (possible)</text:p>
        </text:list-item>
        <text:list-item>
          <text:p text:style-name="P71">oui, car c’est équivalent à écrire let e = 1 and f = e mais aussi parce que la liaison e se fait avant celui de f</text:p>
        </text:list-item>
        <text:list-item>
          <text:p text:style-name="P72">idem</text:p>
        </text:list-item>
        <text:list-item>
          <text:p text:style-name="P68"><text:span text:style-name="T29">non, car l</text:span><text:span text:style-name="T30">e in n’est pas une expression</text:span></text:p>
        </text:list-item>
        <text:list-item>
          <text:p text:style-name="P73">oui</text:p>
        </text:list-item>
      </text:list>
      <text:p text:style-name="P10">2/ <text:span text:style-name="T32">1, </text:span><text:span text:style-name="T31">1.2, 1 et 3</text:span></text:p>
      <text:h text:style-name="P23" text:outline-level="1">Exercice 4</text:h>
      <text:p text:style-name="P11"><text:span text:style-name="T33">1/ </text:span><text:span text:style-name="T34">a = 1 et b = 2</text:span></text:p>
      <text:p text:style-name="P11">if a &lt; b then <text:span text:style-name="T35">b</text:span> else <text:span text:style-name="T35">a</text:span>;;</text:p>
      <text:p text:style-name="P12">2/ if a &lt; b then if c &lt; a then c else a else b;;</text:p>
      <text:p text:style-name="P13">3/ a et “odd” ne sont pas de même type donc il y aura une erreur.</text:p>
      <text:p text:style-name="P13">4/ on attend un in après l’utilisation de let, donc erreur au niveau du else</text:p>
      <text:p text:style-name="P13"><text:s/>if a &lt; 10 then let b = "small" in b else let b = "large" in b;;</text:p>
      <text:p text:style-name="P14">5/ if a mod 2 = 1 then a / 2 + 1 else a / 2;;</text:p>
      <text:p text:style-name="P15"><text:span text:style-name="T41">6/ </text:span><text:span text:style-name="T36">let expr = if a &lt; b then a * a else b * b in if c mod 3 == 0 then expr + 1 else expr;;</text:span></text:p>
      <text:h text:style-name="P24" text:outline-level="1">Exercice 5</text:h>
      <text:p text:style-name="P16">1/ Cette fonction ne peut pas s’appliquer sur les flottants.</text:p>
      <text:p text:style-name="P17">5/ 4, 7, 9, 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7:39:08.029921731</meta:creation-date>
    <meta:generator>LibreOffice/6.4.6.2$Linux_X86_64 LibreOffice_project/40$Build-2</meta:generator>
    <dc:date>2021-02-08T18:54:54.771599174</dc:date>
    <meta:editing-duration>PT3H57M59S</meta:editing-duration>
    <meta:editing-cycles>95</meta:editing-cycles>
    <meta:document-statistic meta:table-count="0" meta:image-count="0" meta:object-count="0" meta:page-count="5" meta:paragraph-count="151" meta:word-count="1069" meta:character-count="4735" meta:non-whitespace-character-count="3933"/>
  </office:meta>
</office:document-meta>
</file>